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font-style="normal" fo:font-weight="normal" officeooo:rsid="001c9e91" officeooo:paragraph-rsid="001c9e91" style:font-size-asian="10.5pt" style:font-style-asian="normal" style:font-weight-asian="normal" style:font-size-complex="12pt" style:font-style-complex="normal" style:font-weight-complex="normal"/>
    </style:style>
    <style:style style:name="P2"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1924a0"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3546bc"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c9e91" officeooo:paragraph-rsid="001c9e91"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justify" style:justify-single-word="false"/>
      <style:text-properties style:font-name="Times new roman" fo:font-size="12pt" fo:language="pt" fo:country="BR" fo:font-style="normal" fo:font-weight="bold" officeooo:rsid="001924a0" officeooo:paragraph-rsid="001924a0" style:font-size-asian="10.5pt" style:font-style-asian="normal" style:font-weight-asian="bold" style:font-size-complex="12pt" style:font-style-complex="normal" style:font-weight-complex="bold"/>
    </style:style>
    <style:style style:name="P6" style:family="paragraph" style:parent-style-name="Standard">
      <style:paragraph-properties fo:line-height="150%" fo:text-align="justify" style:justify-single-word="false"/>
      <style:text-properties style:font-name="Times new roman" fo:font-size="12pt" fo:language="pt" fo:country="BR" fo:font-style="normal" fo:font-weight="bold" officeooo:rsid="001c9e91" officeooo:paragraph-rsid="001c9e91"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fo:text-align="justify" style:justify-single-word="false"/>
      <style:text-properties style:font-name="Times new roman" fo:font-size="12pt" fo:language="pt" fo:country="BR" fo:font-style="normal" fo:font-weight="bold" officeooo:rsid="001e9a92" officeooo:paragraph-rsid="001e9a92"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fo:text-align="justify" style:justify-single-word="false"/>
      <style:text-properties style:font-name="Times new roman" fo:font-size="12pt" fo:language="pt" fo:country="BR" fo:font-style="normal" fo:font-weight="bold" officeooo:rsid="00289fcf" officeooo:paragraph-rsid="00289fcf"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fo:text-align="justify" style:justify-single-word="false"/>
      <style:text-properties style:font-name="Times new roman" fo:font-size="12pt" fo:language="pt" fo:country="BR" fo:font-style="normal" fo:font-weight="bold" officeooo:rsid="00289fcf" officeooo:paragraph-rsid="00448694" style:font-size-asian="10.5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style:font-name="Times new roman" fo:font-size="12pt" fo:language="pt" fo:country="BR" fo:font-style="normal" fo:font-weight="bold" officeooo:rsid="00465df3" officeooo:paragraph-rsid="00465df3" style:font-size-asian="10.5pt" style:font-style-asian="normal" style:font-weight-asian="bold" style:font-size-complex="12pt" style:font-style-complex="normal" style:font-weight-complex="bold"/>
    </style:style>
    <style:style style:name="P11"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48694" officeooo:paragraph-rsid="00448694"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465df3" officeooo:paragraph-rsid="00465df3" style:font-size-asian="10.5pt" style:font-style-asian="normal" style:font-weight-asian="bold" style:font-size-complex="12pt" style:font-style-complex="normal" style:font-weight-complex="bold"/>
    </style:style>
    <style:style style:name="P13" style:family="paragraph" style:parent-style-name="Standard">
      <style:paragraph-properties fo:text-align="center" style:justify-single-word="false"/>
      <style:text-properties style:font-name="Times new roman" fo:font-size="12pt" fo:language="pt" fo:country="BR" fo:font-weight="bold" officeooo:rsid="00176ef8" officeooo:paragraph-rsid="00176ef8" style:font-size-asian="10.5pt" style:font-weight-asian="bold" style:font-size-complex="12pt" style:font-weight-complex="bold"/>
    </style:style>
    <style:style style:name="P14" style:family="paragraph" style:parent-style-name="Standard">
      <style:paragraph-properties fo:text-align="center" style:justify-single-word="false"/>
      <style:text-properties style:font-name="Times new roman" fo:font-size="14pt" fo:language="pt" fo:country="BR" fo:font-weight="bold" officeooo:rsid="00176ef8" officeooo:paragraph-rsid="00176ef8"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Times new roman" fo:font-size="10pt" fo:language="pt" fo:country="BR" fo:font-style="italic" fo:font-weight="normal" officeooo:rsid="001924a0" officeooo:paragraph-rsid="001924a0" style:font-size-asian="8.75pt" style:font-style-asian="italic" style:font-weight-asian="normal" style:font-size-complex="10pt" style:font-style-complex="italic" style:font-weight-complex="normal"/>
    </style:style>
    <style:style style:name="P16" style:family="paragraph" style:parent-style-name="Standard">
      <style:paragraph-properties fo:line-height="150%" fo:text-align="justify" style:justify-single-word="false"/>
      <style:text-properties officeooo:paragraph-rsid="00386f20"/>
    </style:style>
    <style:style style:name="P17" style:family="paragraph" style:parent-style-name="Standard">
      <style:paragraph-properties fo:line-height="150%" fo:text-align="justify" style:justify-single-word="false"/>
      <style:text-properties officeooo:paragraph-rsid="003e3e87"/>
    </style:style>
    <style:style style:name="P18" style:family="paragraph" style:parent-style-name="Standard">
      <style:paragraph-properties fo:line-height="150%" fo:text-align="justify" style:justify-single-word="false"/>
      <style:text-properties officeooo:paragraph-rsid="0041f172"/>
    </style:style>
    <style:style style:name="P19" style:family="paragraph" style:parent-style-name="Standard">
      <style:paragraph-properties fo:line-height="150%" fo:text-align="justify" style:justify-single-word="false"/>
      <style:text-properties officeooo:paragraph-rsid="003a5f47"/>
    </style:style>
    <style:style style:name="P20" style:family="paragraph" style:parent-style-name="Standard">
      <style:paragraph-properties fo:text-align="center" style:justify-single-word="false"/>
      <style:text-properties officeooo:paragraph-rsid="00176ef8"/>
    </style:style>
    <style:style style:name="P21" style:family="paragraph" style:parent-style-name="Standard">
      <style:paragraph-properties fo:line-height="150%" fo:text-align="justify" style:justify-single-word="false"/>
      <style:text-properties fo:font-weight="normal" officeooo:rsid="00465df3" officeooo:paragraph-rsid="00465df3" style:font-weight-asian="normal" style:font-weight-complex="normal"/>
    </style:style>
    <style:style style:name="P22" style:family="paragraph" style:parent-style-name="Standard">
      <style:paragraph-properties fo:line-height="150%" fo:text-align="justify" style:justify-single-word="false"/>
      <style:text-properties fo:font-weight="bold" officeooo:rsid="00465df3" officeooo:paragraph-rsid="00465df3" style:font-weight-asian="bold" style:font-weight-complex="bold"/>
    </style:style>
    <style:style style:name="P23"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65df3" officeooo:paragraph-rsid="005bd389"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5a71a8" style:font-size-asian="10.5pt" style:font-style-asian="normal" style:font-weight-asian="normal" style:font-size-complex="12pt" style:font-style-complex="normal" style:font-weight-complex="normal"/>
    </style:style>
    <style:style style:name="T1" style:family="text">
      <style:text-properties officeooo:rsid="001c9e91"/>
    </style:style>
    <style:style style:name="T2" style:family="text">
      <style:text-properties officeooo:rsid="001e9a92"/>
    </style:style>
    <style:style style:name="T3" style:family="text">
      <style:text-properties fo:font-weight="normal" style:font-weight-asian="normal" style:font-weight-complex="normal"/>
    </style:style>
    <style:style style:name="T4" style:family="text">
      <style:text-properties fo:font-weight="normal" officeooo:rsid="00448694" style:font-weight-asian="normal" style:font-weight-complex="normal"/>
    </style:style>
    <style:style style:name="T5" style:family="text">
      <style:text-properties officeooo:rsid="001fc0b4"/>
    </style:style>
    <style:style style:name="T6" style:family="text">
      <style:text-properties officeooo:rsid="002333be"/>
    </style:style>
    <style:style style:name="T7" style:family="text">
      <style:text-properties officeooo:rsid="00289fcf"/>
    </style:style>
    <style:style style:name="T8" style:family="text">
      <style:text-properties style:font-name="Times new roman" fo:language="pt" fo:country="BR"/>
    </style:style>
    <style:style style:name="T9" style:family="text">
      <style:text-properties style:font-name="Times new roman" fo:font-size="12pt" fo:language="pt" fo:country="BR" fo:font-style="normal" fo:font-weight="normal" officeooo:rsid="001924a0" style:font-size-asian="10.5pt" style:font-style-asian="normal" style:font-weight-asian="normal" style:font-size-complex="12pt" style:font-style-complex="normal" style:font-weight-complex="normal"/>
    </style:style>
    <style:style style:name="T10" style:family="text">
      <style:text-properties style:font-name="Times new roman" fo:font-size="12pt" fo:language="pt" fo:country="BR" fo:font-style="normal" fo:font-weight="normal" officeooo:rsid="0030714c" style:font-size-asian="10.5pt" style:font-style-asian="normal" style:font-weight-asian="normal" style:font-size-complex="12pt" style:font-style-complex="normal" style:font-weight-complex="normal"/>
    </style:style>
    <style:style style:name="T11" style:family="text">
      <style:text-properties style:font-name="Times new roman" fo:font-size="12pt" fo:language="pt" fo:country="BR" fo:font-style="normal" fo:font-weight="normal" officeooo:rsid="003546bc" style:font-size-asian="10.5pt" style:font-style-asian="normal" style:font-weight-asian="normal" style:font-size-complex="12pt" style:font-style-complex="normal" style:font-weight-complex="normal"/>
    </style:style>
    <style:style style:name="T12" style:family="text">
      <style:text-properties style:font-name="Times new roman" fo:font-size="12pt" fo:language="pt" fo:country="BR" fo:font-style="normal" style:text-underline-style="none" fo:font-weight="normal" officeooo:rsid="001924a0" style:font-size-asian="10.5pt" style:font-style-asian="normal" style:font-weight-asian="normal" style:font-size-complex="12pt" style:font-style-complex="normal" style:font-weight-complex="normal"/>
    </style:style>
    <style:style style:name="T13" style:family="text">
      <style:text-properties style:font-name="Times new roman" fo:font-size="12pt" fo:language="pt" fo:country="BR" fo:font-style="normal" style:text-underline-style="none" fo:font-weight="normal" officeooo:rsid="003546bc" style:font-size-asian="10.5pt" style:font-style-asian="normal" style:font-weight-asian="normal" style:font-size-complex="12pt" style:font-style-complex="normal" style:font-weight-complex="normal"/>
    </style:style>
    <style:style style:name="T14" style:family="text">
      <style:text-properties style:font-name="Times new roman" fo:font-size="12pt" fo:language="pt" fo:country="BR" fo:font-style="normal" style:text-underline-style="none" fo:font-weight="normal" officeooo:rsid="0030714c" style:font-size-asian="10.5pt" style:font-style-asian="normal" style:font-weight-asian="normal" style:font-size-complex="12pt" style:font-style-complex="normal" style:font-weight-complex="normal"/>
    </style:style>
    <style:style style:name="T15" style:family="text">
      <style:text-properties style:font-name="Times new roman" fo:font-size="12pt" fo:language="pt" fo:country="BR" fo:font-style="normal" style:text-underline-style="none" fo:font-weight="normal" officeooo:rsid="00373483" style:font-size-asian="10.5pt" style:font-style-asian="normal" style:font-weight-asian="normal" style:font-size-complex="12pt" style:font-style-complex="normal" style:font-weight-complex="normal"/>
    </style:style>
    <style:style style:name="T16" style:family="text">
      <style:text-properties style:font-name="Times new roman" fo:font-size="12pt" fo:language="pt" fo:country="BR" fo:font-style="normal" style:text-underline-style="none" fo:font-weight="normal" officeooo:rsid="00379406" style:font-size-asian="10.5pt" style:font-style-asian="normal" style:font-weight-asian="normal" style:font-size-complex="12pt" style:font-style-complex="normal" style:font-weight-complex="normal"/>
    </style:style>
    <style:style style:name="T17" style:family="text">
      <style:text-properties style:font-name="Times new roman" fo:font-size="12pt" fo:language="pt" fo:country="BR" fo:font-style="normal" style:text-underline-style="none" fo:font-weight="normal" officeooo:rsid="00386f20" style:font-size-asian="10.5pt" style:font-style-asian="normal" style:font-weight-asian="normal" style:font-size-complex="12pt" style:font-style-complex="normal" style:font-weight-complex="normal"/>
    </style:style>
    <style:style style:name="T18" style:family="text">
      <style:text-properties style:font-name="Times new roman" fo:font-size="12pt" fo:language="pt" fo:country="BR" fo:font-style="normal" style:text-underline-style="none" fo:font-weight="normal" officeooo:rsid="003a5f47" style:font-size-asian="10.5pt" style:font-style-asian="normal" style:font-weight-asian="normal" style:font-size-complex="12pt" style:font-style-complex="normal" style:font-weight-complex="normal"/>
    </style:style>
    <style:style style:name="T19" style:family="text">
      <style:text-properties style:font-name="Times new roman" fo:font-size="12pt" fo:language="pt" fo:country="BR" fo:font-style="normal" style:text-underline-style="none" fo:font-weight="normal" officeooo:rsid="003c26b0" style:font-size-asian="10.5pt" style:font-style-asian="normal" style:font-weight-asian="normal" style:font-size-complex="12pt" style:font-style-complex="normal" style:font-weight-complex="normal"/>
    </style:style>
    <style:style style:name="T20" style:family="text">
      <style:text-properties style:font-name="Times new roman" fo:font-size="12pt" fo:language="pt" fo:country="BR" fo:font-style="normal" style:text-underline-style="none" fo:font-weight="normal" officeooo:rsid="003d653c" style:font-size-asian="10.5pt" style:font-style-asian="normal" style:font-weight-asian="normal" style:font-size-complex="12pt" style:font-style-complex="normal" style:font-weight-complex="normal"/>
    </style:style>
    <style:style style:name="T21" style:family="text">
      <style:text-properties style:font-name="Times new roman" fo:font-size="12pt" fo:language="pt" fo:country="BR" fo:font-style="normal" style:text-underline-style="none" fo:font-weight="normal" officeooo:rsid="003e3e87" style:font-size-asian="10.5pt" style:font-style-asian="normal" style:font-weight-asian="normal" style:font-size-complex="12pt" style:font-style-complex="normal" style:font-weight-complex="normal"/>
    </style:style>
    <style:style style:name="T22" style:family="text">
      <style:text-properties style:font-name="Times new roman" fo:font-size="12pt" fo:language="pt" fo:country="BR" fo:font-style="normal" style:text-underline-style="none" fo:font-weight="normal" officeooo:rsid="0041f172" style:font-size-asian="10.5pt" style:font-style-asian="normal" style:font-weight-asian="normal" style:font-size-complex="12pt" style:font-style-complex="normal" style:font-weight-complex="normal"/>
    </style:style>
    <style:style style:name="T23" style:family="text">
      <style:text-properties style:font-name="Times new roman" fo:font-size="12pt" fo:language="pt" fo:country="BR" fo:font-style="normal" style:text-underline-style="none" fo:font-weight="normal" officeooo:rsid="004233df" style:font-size-asian="10.5pt" style:font-style-asian="normal" style:font-weight-asian="normal" style:font-size-complex="12pt" style:font-style-complex="normal" style:font-weight-complex="normal"/>
    </style:style>
    <style:style style:name="T24" style:family="text">
      <style:text-properties style:font-name="Times new roman" fo:font-size="12pt" fo:language="pt" fo:country="BR" fo:font-style="normal" style:text-underline-style="none" style:font-size-asian="10.5pt" style:font-style-asian="normal" style:font-size-complex="12pt" style:font-style-complex="normal"/>
    </style:style>
    <style:style style:name="T25" style:family="text">
      <style:text-properties style:font-name="Times new roman" fo:font-size="12pt" fo:language="pt" fo:country="BR" fo:font-style="normal" style:text-underline-style="none" officeooo:rsid="003a5f47" style:font-size-asian="10.5pt" style:font-style-asian="normal" style:font-size-complex="12pt" style:font-style-complex="normal"/>
    </style:style>
    <style:style style:name="T26" style:family="text">
      <style:text-properties style:font-name="Times new roman" fo:font-size="12pt" fo:language="pt" fo:country="BR" fo:font-style="normal" style:text-underline-style="none" officeooo:rsid="00481e86" style:font-size-asian="10.5pt" style:font-style-asian="normal" style:font-size-complex="12pt" style:font-style-complex="normal"/>
    </style:style>
    <style:style style:name="T27" style:family="text">
      <style:text-properties style:font-name="Times new roman" fo:font-size="12pt" fo:language="pt" fo:country="BR" fo:font-style="normal" style:text-underline-style="none" officeooo:rsid="004997f3" style:font-size-asian="10.5pt" style:font-style-asian="normal" style:font-size-complex="12pt" style:font-style-complex="normal"/>
    </style:style>
    <style:style style:name="T28" style:family="text">
      <style:text-properties style:font-name="Times new roman" fo:font-size="12pt" fo:language="pt" fo:country="BR" fo:font-style="normal" style:text-underline-style="none" officeooo:rsid="004b4f23" style:font-size-asian="10.5pt" style:font-style-asian="normal" style:font-size-complex="12pt" style:font-style-complex="normal"/>
    </style:style>
    <style:style style:name="T29" style:family="text">
      <style:text-properties style:font-name="Times new roman" fo:font-size="12pt" fo:language="pt" fo:country="BR" fo:font-style="normal" style:text-underline-style="none" officeooo:rsid="004d3171" style:font-size-asian="10.5pt" style:font-style-asian="normal" style:font-size-complex="12pt" style:font-style-complex="normal"/>
    </style:style>
    <style:style style:name="T30" style:family="text">
      <style:text-properties style:font-name="Times new roman" fo:font-size="12pt" fo:language="pt" fo:country="BR" fo:font-style="normal" style:text-underline-style="none" officeooo:rsid="0050b93a" style:font-size-asian="10.5pt" style:font-style-asian="normal" style:font-size-complex="12pt" style:font-style-complex="normal"/>
    </style:style>
    <style:style style:name="T31" style:family="text">
      <style:text-properties style:font-name="Times new roman" fo:font-size="12pt" fo:language="pt" fo:country="BR" fo:font-style="normal" style:text-underline-style="none" officeooo:rsid="00514e81" style:font-size-asian="10.5pt" style:font-style-asian="normal" style:font-size-complex="12pt" style:font-style-complex="normal"/>
    </style:style>
    <style:style style:name="T32" style:family="text">
      <style:text-properties style:font-name="Times new roman" fo:font-size="12pt" fo:language="pt" fo:country="BR" fo:font-style="normal" style:text-underline-style="none" officeooo:rsid="005335fe" style:font-size-asian="10.5pt" style:font-style-asian="normal" style:font-size-complex="12pt" style:font-style-complex="normal"/>
    </style:style>
    <style:style style:name="T33" style:family="text">
      <style:text-properties style:font-name="Times new roman" fo:font-size="12pt" fo:language="pt" fo:country="BR" fo:font-style="normal" style:text-underline-style="none" officeooo:rsid="0054f207" style:font-size-asian="10.5pt" style:font-style-asian="normal" style:font-size-complex="12pt" style:font-style-complex="normal"/>
    </style:style>
    <style:style style:name="T34" style:family="text">
      <style:text-properties style:font-name="Times new roman" fo:font-size="12pt" fo:language="pt" fo:country="BR" fo:font-style="normal" style:text-underline-style="none" officeooo:rsid="0055bfb4" style:font-size-asian="10.5pt" style:font-style-asian="normal" style:font-size-complex="12pt" style:font-style-complex="normal"/>
    </style:style>
    <style:style style:name="T35" style:family="text">
      <style:text-properties style:font-name="Times new roman" fo:font-size="12pt" fo:language="pt" fo:country="BR" fo:font-style="normal" style:text-underline-style="none" officeooo:rsid="00575e2b" style:font-size-asian="10.5pt" style:font-style-asian="normal" style:font-size-complex="12pt" style:font-style-complex="normal"/>
    </style:style>
    <style:style style:name="T36" style:family="text">
      <style:text-properties style:font-name="Times new roman" fo:font-size="12pt" fo:language="pt" fo:country="BR" fo:font-style="italic" style:text-underline-style="none" fo:font-weight="normal" officeooo:rsid="003e3e87" style:font-size-asian="10.5pt" style:font-style-asian="italic" style:font-weight-asian="normal" style:font-size-complex="12pt" style:font-style-complex="italic" style:font-weight-complex="normal"/>
    </style:style>
    <style:style style:name="T37" style:family="text">
      <style:text-properties style:font-name="Times new roman" fo:font-size="12pt" fo:language="pt" fo:country="BR" fo:font-style="italic" style:text-underline-style="none" officeooo:rsid="00514e81" style:font-size-asian="10.5pt" style:font-style-asian="italic" style:font-size-complex="12pt" style:font-style-complex="italic"/>
    </style:style>
    <style:style style:name="T38" style:family="text">
      <style:text-properties style:font-name="Times new roman" fo:font-size="12pt" fo:language="pt" fo:country="BR" fo:font-style="italic" style:text-underline-style="none" officeooo:rsid="005335fe" style:font-size-asian="10.5pt" style:font-style-asian="italic" style:font-size-complex="12pt" style:font-style-complex="italic"/>
    </style:style>
    <style:style style:name="T39" style:family="text">
      <style:text-properties style:font-name="Times new roman" fo:font-size="12pt" fo:language="pt" fo:country="BR" fo:font-style="italic" style:text-underline-style="none" officeooo:rsid="00575e2b" style:font-size-asian="10.5pt" style:font-style-asian="italic" style:font-size-complex="12pt" style:font-style-complex="italic"/>
    </style:style>
    <style:style style:name="T40" style:family="text">
      <style:text-properties style:font-name="Times new roman" fo:language="pt" fo:country="PT" style:text-underline-style="none" officeooo:rsid="003546bc"/>
    </style:style>
    <style:style style:name="T41" style:family="text">
      <style:text-properties style:font-name="Times new roman" fo:language="pt" fo:country="PT" style:text-underline-style="none" officeooo:rsid="00379406"/>
    </style:style>
    <style:style style:name="T42" style:family="text">
      <style:text-properties style:font-name="Times new roman" fo:font-size="10pt" fo:language="pt" fo:country="BR" fo:font-style="italic" fo:font-weight="normal" officeooo:rsid="00176ef8" style:font-size-asian="8.75pt" style:font-style-asian="italic" style:font-weight-asian="normal" style:font-size-complex="10pt" style:font-style-complex="italic" style:font-weight-complex="normal"/>
    </style:style>
    <style:style style:name="T43" style:family="text">
      <style:text-properties style:font-name="Times new roman" fo:font-size="10pt" fo:language="pt" fo:country="BR" fo:font-style="italic" fo:font-weight="normal" officeooo:rsid="001ad215" style:font-size-asian="8.75pt" style:font-style-asian="italic" style:font-weight-asian="normal" style:font-size-complex="10pt" style:font-style-complex="italic" style:font-weight-complex="normal"/>
    </style:style>
    <style:style style:name="T44" style:family="text">
      <style:text-properties style:text-underline-style="none"/>
    </style:style>
    <style:style style:name="T45" style:family="text">
      <style:text-properties style:text-underline-style="none" fo:font-weight="normal" officeooo:rsid="00448694" style:font-weight-asian="normal" style:font-weight-complex="normal"/>
    </style:style>
    <style:style style:name="T46" style:family="text">
      <style:text-properties style:text-underline-style="none" officeooo:rsid="005a71a8"/>
    </style:style>
    <style:style style:name="T47" style:family="text">
      <style:text-properties officeooo:rsid="00448694"/>
    </style:style>
    <style:style style:name="T48" style:family="text">
      <style:text-properties fo:font-style="italic" officeooo:rsid="002fc97b" style:font-style-asian="italic" style:font-style-complex="italic"/>
    </style:style>
    <style:style style:name="T49" style:family="text">
      <style:text-properties fo:font-style="italic" officeooo:rsid="005a6a9b" style:font-style-asian="italic" style:font-style-complex="italic"/>
    </style:style>
    <style:style style:name="T50" style:family="text">
      <style:text-properties fo:font-style="italic" officeooo:rsid="005a71a8" style:font-style-asian="italic" style:font-style-complex="italic"/>
    </style:style>
    <style:style style:name="T51" style:family="text">
      <style:text-properties fo:font-style="italic" officeooo:rsid="005bd389" style:font-style-asian="italic" style:font-style-complex="italic"/>
    </style:style>
    <style:style style:name="T52" style:family="text">
      <style:text-properties fo:font-style="italic" officeooo:rsid="001924a0" style:font-style-asian="italic" style:font-style-complex="italic"/>
    </style:style>
    <style:style style:name="T53" style:family="text">
      <style:text-properties fo:font-style="italic" fo:font-weight="normal" officeooo:rsid="00448694" style:font-style-asian="italic" style:font-weight-asian="normal" style:font-style-complex="italic" style:font-weight-complex="normal"/>
    </style:style>
    <style:style style:name="T54" style:family="text">
      <style:text-properties fo:font-style="italic" style:text-underline-style="none" style:font-style-asian="italic" style:font-style-complex="italic"/>
    </style:style>
    <style:style style:name="T55" style:family="text">
      <style:text-properties fo:font-style="italic" style:text-underline-style="none" officeooo:rsid="005a71a8" style:font-style-asian="italic" style:font-style-complex="italic"/>
    </style:style>
    <style:style style:name="T56" style:family="text">
      <style:text-properties fo:font-style="italic" style:text-underline-style="none" fo:font-weight="normal" officeooo:rsid="001924a0" style:font-style-asian="italic" style:font-weight-asian="normal" style:font-style-complex="italic" style:font-weight-complex="normal"/>
    </style:style>
    <style:style style:name="T57" style:family="text">
      <style:text-properties officeooo:rsid="002fc97b"/>
    </style:style>
    <style:style style:name="T58" style:family="text">
      <style:text-properties officeooo:rsid="005a6a9b"/>
    </style:style>
    <style:style style:name="T59" style:family="text">
      <style:text-properties officeooo:rsid="001924a0"/>
    </style:style>
    <style:style style:name="T60" style:family="text">
      <style:text-properties officeooo:rsid="005a71a8"/>
    </style:style>
    <style:style style:name="T61" style:family="text">
      <style:text-properties officeooo:rsid="005bd38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TÍTULO DO TRABALHO</text:p>
      <text:p text:style-name="P13"/>
      <text:p text:style-name="P20"><text:span text:style-name="T42">Vítor Kei Taira Tamada </text:span><text:span text:style-name="T43">(</text:span><text:span text:style-name="T42">vitor_kei9@hotmail.com</text:span><text:span text:style-name="T43">)</text:span></text:p>
      <text:p text:style-name="P15">FLO0398 - Cultura Japonesa II – Professor Koichi Mori</text:p>
      <text:p text:style-name="P15"/>
      <text:p text:style-name="P5">Introdução</text:p>
      <text:p text:style-name="P2"><text:tab/><text:span text:style-name="T1">Introdução do texto. O texto, no total, deve ter no mínimo 8 páginas. Capa opcional (não contada para as 8 páginas).</text:span></text:p>
      <text:p text:style-name="P2"/>
      <text:p text:style-name="P8">1 Período Kamakura</text:p>
      <text:p text:style-name="P8"/>
      <text:p text:style-name="P9"><text:tab/><text:span text:style-name="T4">O Período Kamakura (1185-1333) ocorreu entre o Período Heian (794-1185) e a Restauração Kemmu (1333-1336), com o Período das Duas Cortes (</text:span><text:span text:style-name="T53">Nanboku-ch</text:span><text:span text:style-name="T56">ō</text:span><text:span text:style-name="T45">, 1336-1392) vindo logo em seguida. Foi uma era marcada pela ascenção dos samurais, surgimento das castas de guerreiros, estabelecimento do feudalismo e considerável estabilidade política.</text:span></text:p>
      <text:p text:style-name="P11"/>
      <text:p text:style-name="P10">1.1 Política</text:p>
      <text:p text:style-name="P10"/>
      <text:p text:style-name="P24"><text:tab/><text:span text:style-name="T47">O Período Kamakura começou com a vitória da família Minamoto (clã Genji) sobre o clã Taira na Guerra Genpei (1180~1185). Em 1185, Minamoto no Yoritomo liderou a vitória na Batalha de Dan-no-ura que encerrou a Guerra Genpei. Poucos meses depois, recebeu, da corte imperial, permissão para nomear </text:span><text:span text:style-name="T48">shugos</text:span><text:span text:style-name="T57"> (governadores de uma ou mais províncias, com funções militares e administrativas) e </text:span><text:span text:style-name="T48">jit</text:span><text:span text:style-name="T54">ō</text:span><text:span text:style-name="T48">s</text:span><text:span text:style-name="T57"> (intendentes com a função de arrecadação de impostos manutenção da paz local) para os </text:span><text:span text:style-name="T48">sh</text:span><text:span text:style-name="T54">ō</text:span><text:span text:style-name="T55">ens</text:span><text:span text:style-name="T46"> (propriedades privadas) </text:span><text:span text:style-name="T57">e, em 1192, o título de </text:span><text:span text:style-name="T48">Sei-i Taish</text:span><text:span text:style-name="T54">ō</text:span><text:span text:style-name="T48">gun</text:span><text:span text:style-name="T57">. Isso resultou no reconhecimento formal do governo Kamakura, criado por Yoritomo durante a guerra contra o clã Taira, pelo governo imperial em Ky</text:span><text:span text:style-name="T44">ō</text:span><text:span text:style-name="T57">to, estabelecendo o shogunato Kamakura.</text:span></text:p>
      <text:p text:style-name="P18"><text:span text:style-name="T9"><text:tab/></text:span><text:span text:style-name="T10">No começo, havia um equilíbrio entre os governos situados em Ky</text:span><text:span text:style-name="T12">ō</text:span><text:span text:style-name="T10">to e em Kamakura. Enquanto o primeiro mantinha o prestígio de estar na cidade da nobreza, corte e alta cultura, o segundo possuía maior poder e controle administrativo. Entretanto, depois da morte de Yoritomo, em 1199, iniciaram-se disputas pelo poder, uma vez que o falecido shogun não só não deixou descendentes aptos para ocupar seu lugar, como também eliminou as maiores ameaças à sua </text:span><text:soft-page-break/><text:span text:style-name="T10">autoridade. O resultado desses conflitos foi a tomada do controle do shogunato pelo clã H</text:span><text:span text:style-name="T12">ō</text:span><text:span text:style-name="T10">j</text:span><text:span text:style-name="T12">ō</text:span><text:span text:style-name="T10">, por meio de H</text:span><text:span text:style-name="T12">ō</text:span><text:span text:style-name="T10">j</text:span><text:span text:style-name="T12">ō</text:span><text:span text:style-name="T10"> Masako, viúva de Yoritomo.</text:span></text:p>
      <text:p text:style-name="P16"><text:span text:style-name="T10"><text:tab/></text:span><text:span text:style-name="T11">A crescente interferência do shogunato nas questões políticas do Japão culminou na </text:span><text:span text:style-name="T10">Guerra J</text:span><text:span text:style-name="T12">ō</text:span><text:span text:style-name="T13">ky</text:span><text:bookmark text:name="firstHeading"/><text:span text:style-name="T40">ū (1221), também conhecida como Rebelião </text:span><text:span text:style-name="T14">J</text:span><text:span text:style-name="T12">ō</text:span><text:span text:style-name="T13">ky</text:span><text:bookmark text:name="firstHeading2"/><text:span text:style-name="T40">ū, entre o corte imperial, liderada pelo antigo imperador Go-Toba, e </text:span><text:span text:style-name="T41">o clã H</text:span><text:span text:style-name="T12">ō</text:span><text:span text:style-name="T16">j</text:span><text:span text:style-name="T12">ō, </text:span><text:span text:style-name="T16">liderado pelo </text:span><text:span text:style-name="T40">segundo regente, H</text:span><text:span text:style-name="T12">ō</text:span><text:span text:style-name="T13">j</text:span><text:span text:style-name="T12">ō </text:span><text:span text:style-name="T13">Yoshitoki. </text:span><text:span text:style-name="T15">Com a vitória d</text:span><text:span text:style-name="T16">o shogunato, a corte imperial foi finalmente colocada sob controle dos H</text:span><text:span text:style-name="T12">ō</text:span><text:span text:style-name="T16">j</text:span><text:span text:style-name="T12">ō</text:span><text:span text:style-name="T16">s e o poder sobre o Japão se consolidou em Kamakura.</text:span></text:p>
      <text:p text:style-name="P17"><text:span text:style-name="T16"><text:tab/></text:span><text:span text:style-name="T19">Um dos maiores destaques e conquistas da regência H</text:span><text:span text:style-name="T12">ō</text:span><text:span text:style-name="T19">j</text:span><text:span text:style-name="T12">ō </text:span><text:span text:style-name="T19">foram contra as invasões dos mongóis, em 1274 e em 1281. </text:span><text:span text:style-name="T20">Em ambas as invasões, tempestades torrenciais auxiliaram os japoneses a repelirem os invasores, </text:span><text:span text:style-name="T21">o que iniciou uma crença na proteção dos deuses, em particular dos ventos divinos, </text:span><text:span text:style-name="T36">kamikaze</text:span><text:span text:style-name="T21">. Por mais que essas vitórias tenham criado um clima de nacionalismo e aumento do prestígio da família H</text:span><text:span text:style-name="T12">ō</text:span><text:span text:style-name="T21">j</text:span><text:span text:style-name="T12">ō, </text:span><text:span text:style-name="T21">uma sensação de medo e temor por novas invasões também se estabeleceu. </text:span><text:span text:style-name="T23">Além disso, a</text:span><text:span text:style-name="T21"> compensação que as famílias dos que participaram das batalhas exigiram era dificilmente realizáve</text:span><text:span text:style-name="T22">l</text:span><text:span text:style-name="T21">, pois os inimigos, </text:span><text:span text:style-name="T22">por serem estrangeiros,</text:span><text:span text:style-name="T21"> não deixaram terras que pudessem ser distribuídas como pagamento pelos serviços militares. Os problemas financeiros resultantes dessas batalhas levaram a queda da lealdade dos vassalos com seus senhores </text:span><text:span text:style-name="T22">e foi um dos principais motivos da decadência do shogunato Kamakura</text:span><text:span text:style-name="T21">.</text:span></text:p>
      <text:p text:style-name="P19"><text:span text:style-name="T16"><text:tab/></text:span><text:span text:style-name="T17">A regência H</text:span><text:span text:style-name="T12">ō</text:span><text:span text:style-name="T17">j</text:span><text:span text:style-name="T12">ō </text:span><text:span text:style-name="T17">durou até o final do período Kamakura e </text:span><text:span text:style-name="T18">teve um governo forte e estável. Ironicamente, o clã H</text:span><text:span text:style-name="T12">ō</text:span><text:span text:style-name="T18">j</text:span><text:span text:style-name="T12">ō </text:span><text:span text:style-name="T18">faz parte da linha</text:span><text:span text:style-name="T19">gem</text:span><text:span text:style-name="T18"> da família Taira, derrotada pela família Minamoto.</text:span></text:p>
      <text:p text:style-name="P19"/>
      <text:p text:style-name="P22"><text:span text:style-name="T25">1.</text:span><text:span text:style-name="T24">2 Social</text:span></text:p>
      <text:p text:style-name="P22"/>
      <text:p text:style-name="P21"><text:span text:style-name="T24"><text:tab/></text:span><text:span text:style-name="T26">A ascenção dos samurais, </text:span><text:span text:style-name="T27">o surgimento das castas de guerreiros na sociedade, o estabelecimento de um centro militar com amplos poderes civis (o shogunato), e a maior </text:span><text:span text:style-name="T30">importância</text:span><text:span text:style-name="T27"> d</text:span><text:span text:style-name="T30">a</text:span><text:span text:style-name="T27"> relaç</text:span><text:span text:style-name="T30">ão de</text:span><text:span text:style-name="T27"> senhor-vassalo</text:span><text:span text:style-name="T30"> </text:span><text:span text:style-name="T27">no exercício do poder foram as principais forças que moveram </text:span><text:span text:style-name="T28">a sociedade japonesa à prática feudal. Além de forças que impulsionaram o crescimento desse sistema, também houve a falta de forças para impedi-lo. Com as famílias da corte imperial não dando a devida atenção à manutenção do poder </text:span><text:span text:style-name="T29">central, suas capacidades de manter </text:span><text:span text:style-name="T30">a ordem e import a lei</text:span><text:span text:style-name="T29"> sobre o país, em particular das áreas rurais, foram gradualmente perdidas. </text:span><text:span text:style-name="T30">Como </text:span><text:soft-page-break/><text:span text:style-name="T30">consequência, a segurança foi se privatizando até que houve a militarização da administração local e, mais para frente, da nacional também.</text:span></text:p>
      <text:p text:style-name="P21"><text:span text:style-name="T30"><text:tab/></text:span><text:span text:style-name="T31">A relação entre senhor e vassalo, mais especificamente entre o shogun e os </text:span><text:span text:style-name="T37">gokenins</text:span><text:span text:style-name="T31"> consituia-se de lealdade jurada do vassalo ao seu senhor em troca de receber feudos como pagamento pelos serviços. Os vassalos, por suas vezes, governavam militarmente as terras que recebiam de forma mais eficiente que a corte imperial vinha fazendo. </text:span><text:span text:style-name="T32">Isso ocorria principalmente por estarem sempre em contato com assuntos administrativos e sociais relacionados a elas, diferente da nobreza que vivia em seu próprio mundo, distante dos terrenos que possuíam.</text:span></text:p>
      <text:p text:style-name="P21"><text:span text:style-name="T32"><text:tab/>A proximidade com os feudos não foi o único motivo de os </text:span><text:span text:style-name="T38">bushis</text:span><text:span text:style-name="T32"> se esforçarem em seus deveres. Muito de seu comportamente vinha da cultura de sua formação, da valorização da lealdade, da honra, da frugalidade. Acreditava que a humildade construía caráter, em contraste com o luxo que leva à fraqueza, </text:span><text:span text:style-name="T33">e </text:span><text:span text:style-name="T32">prezava muito pela honra do nome de sua família. </text:span><text:span text:style-name="T33">Esse comportamento também foi impulsionado pela </text:span><text:span text:style-name="T34">s</text:span><text:span text:style-name="T33">eita budista Zen, que dizia ser necessário rígida disciplina espiritual e física, </text:span><text:span text:style-name="T34">e </text:span><text:span text:style-name="T33">enfatizava a meditação </text:span><text:span text:style-name="T34">como meios de se alcançar a iluminação. Tal disciplina mental seria um meio de se adquiria auto confiança, auto conhecimento, e de se criar homens de ação e de forte caráter. </text:span><text:span text:style-name="T35">No entanto, apesar dos monastérios Zen serem muito utilizados pela aristocracia guerreira, a religião sempre se manteve afastada dos assuntos políticos do Japão.</text:span></text:p>
      <text:p text:style-name="P21"><text:span text:style-name="T35"><text:tab/>Conforme o tempo passou, os </text:span><text:span text:style-name="T39">bushis</text:span><text:span text:style-name="T35"> foram adquirindo cada vez mais poderes políticos, até chegarem ao ponto de desenvolverem uma imagem mística de si mesmos. Eles começaram a se ver como os únicos chefes competentes da sociedade japonesa e viam a corte imperial e os mercadores como figuras depravadas, corrompidas pelo dinheiro e egoísmo, e centraram seu orgulho em uma profissão que, na teoria, dedicava-se ao seu general.</text:span></text:p>
      <text:p text:style-name="P21"/>
      <text:p text:style-name="P12">2 Restauração Kemmu</text:p>
      <text:p text:style-name="P12"/>
      <text:p text:style-name="P23"><text:tab/><text:span text:style-name="T58">Ao final do século XIII, o sistema de </text:span><text:span text:style-name="T49">gokenins</text:span><text:span text:style-name="T58"> já estava muito enfraquecido, principalmente por causa dos gastos e falta de lucro com as invasões mongóis, e os patrimônios antes concedidos pelo shōgun estarem fragmentados em heranças escassas devido o passar das gerações. Com isso, os </text:span><text:span text:style-name="T49">gokenins</text:span><text:span text:style-name="T58"> passaram a ter dificuldade em se manter a serviço de Kamakura. </text:span><text:soft-page-break/><text:span text:style-name="T58">Como consequência, suas lealdades foram transferidas para os </text:span><text:span text:style-name="T51">shugo</text:span><text:span text:style-name="T61"> e </text:span><text:span text:style-name="T51">jit</text:span><text:span text:style-name="T52">ō</text:span><text:span text:style-name="T59"> das terras em que trabalhavam e recebiam apoio econômico e proteção em troca.</text:span></text:p>
      <text:p text:style-name="P3"/>
      <text:p text:style-name="P6"><text:span text:style-name="T7">2</text:span> <text:span text:style-name="T7">Segunda</text:span> <text:span text:style-name="T2">S</text:span>eção</text:p>
      <text:p text:style-name="P4"><text:tab/><text:span text:style-name="T6">Ao longo do período Kamakura, uma das principais formas de pagamento em casos de guerra era dada em forma de lotes de terra aos vassalos do lado vitorioso. Contudo, como as invasões dos mongóis em 1274 e 1281 tiveram inimigos que vieram de terras além do oceano, não foi possível conceder tal recompensa após repelirem os invasores. Com a redução dos pagamentos, o nível de insatisfação dos guerreiros aumentou.</text:span></text:p>
      <text:p text:style-name="P4"><text:tab/></text:p>
      <text:p text:style-name="P4"/>
      <text:p text:style-name="P7">Consideranções Finais</text:p>
      <text:p text:style-name="P7"><text:tab/><text:span text:style-name="T3">Considerações finais do texto</text:span></text:p>
      <text:p text:style-name="P4"/>
      <text:p text:style-name="P6">Bibliografia</text:p>
      <text:p text:style-name="P1"><text:a xlink:type="simple" xlink:href="https://www.slideshare.net/colegiogeniosdofuturo/modelo-formatao-artigo-cientfico" text:style-name="Internet_20_link" text:visited-style-name="Visited_20_Internet_20_Link"><text:span text:style-name="T8">https://www.slideshare.net/colegiogeniosdofuturo/modelo-formatao-artigo-cientfico</text:span></text:a></text:p>
      <text:p text:style-name="P1"><text:a xlink:type="simple" xlink:href="https://edisciplinas.usp.br/pluginfile.php/389223/mod_resource/content/1/FORMATAÇÃO%20DO%20ARTIGO%20CIENTÍFICO.pdf" text:style-name="Internet_20_link" text:visited-style-name="Visited_20_Internet_20_Link"><text:span text:style-name="T8">https://edisciplinas.usp.br/pluginfile.php/389223/mod_resource/content/1/FORMATA%C3%87%C3%83O%20DO%20ARTIGO%20CIENT%C3%8DFICO.pdf</text:span></text:a></text:p>
      <text:p text:style-name="P4">http://www.academia.edu/18936537/El_Imperio_Japon%C3%A9s_-_John_Whitney_Hall</text:p>
      <text:p text:style-name="P4">Japan, from prehistory to modern timesby John Whitney Hall. <text:span text:style-name="T5">FEA, 952 H177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997cm" fo:margin-bottom="2cm" fo:margin-left="2.997cm" fo:margin-right="2.007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20:02:30.743719581</meta:creation-date>
    <dc:date>2018-10-24T10:53:12.600983051</dc:date>
    <meta:editing-duration>PT4H59M15S</meta:editing-duration>
    <meta:editing-cycles>24</meta:editing-cycles>
    <meta:generator>LibreOffice/4.3.3.2$Linux_X86_64 LibreOffice_project/430m0$Build-2</meta:generator>
    <meta:document-statistic meta:table-count="0" meta:image-count="0" meta:object-count="0" meta:page-count="4" meta:paragraph-count="30" meta:word-count="1128" meta:character-count="7422" meta:non-whitespace-character-count="6307"/>
  </office:meta>
</office:document-meta>
</file>